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Courier New" fo:font-size="12pt" style:font-size-asian="12pt" style:font-size-complex="12pt"/>
    </style:style>
    <style:style style:name="P2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T1" style:family="text">
      <style:text-properties style:font-name="Courier New" fo:font-size="12pt" style:font-size-asian="12pt" style:font-size-complex="12pt"/>
    </style:style>
    <style:style style:name="T2" style:family="text">
      <style:text-properties fo:color="#00a65d" style:font-name="Courier New" fo:font-size="12pt" style:font-size-asian="12pt" style:font-size-complex="12pt"/>
    </style:style>
    <style:style style:name="T3" style:family="text">
      <style:text-properties fo:color="#0066b3" style:font-name="Courier New" fo:font-size="12pt" style:font-size-asian="12pt" style:font-size-complex="12pt"/>
    </style:style>
    <style:style style:name="T4" style:family="text">
      <style:text-properties fo:color="#ed1c24" style:font-name="Courier New" fo:font-size="12pt" style:font-size-asian="12pt" style:font-size-complex="12pt"/>
    </style:style>
    <style:style style:name="T5" style:family="text">
      <style:text-properties style:use-window-font-color="true"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556cm" svg:height="4.553cm" svg:x="2.27cm" svg:y="3.559cm">
          <draw:text-box>
            <text:p text:style-name="P1"><text:span text:style-name="T1">Core</text:span><text:span text:style-name="T1">util</text:span><text:span text:style-name="T1">s</text:span></text:p>
            <text:p text:style-name="P1"><text:span text:style-name="T1">====</text:span><text:span text:style-name="T1">====</text:span><text:span text:style-name="T1">====</text:span></text:p>
            <text:p text:style-name="P1"><text:span text:style-name="T1"># </text:span><text:span text:style-name="T1">TOTA</text:span><text:span text:style-name="T1">L: </text:span><text:span text:style-name="T1">592</text:span></text:p>
            <text:p text:style-name="P1"><text:span text:style-name="T2"># </text:span><text:span text:style-name="T2">PASS</text:span><text:span text:style-name="T2">: <text:s/></text:span><text:span text:style-name="T2">371</text:span></text:p>
            <text:p text:style-name="P1"><text:span text:style-name="T3"># </text:span><text:span text:style-name="T3">SKIP</text:span><text:span text:style-name="T3">: <text:s/></text:span><text:span text:style-name="T3">126</text:span></text:p>
            <text:p text:style-name="P1"><text:span text:style-name="T1"># </text:span><text:span text:style-name="T1">XFAI</text:span><text:span text:style-name="T1">L: 0</text:span></text:p>
            <text:p text:style-name="P1"><text:span text:style-name="T4"># </text:span><text:span text:style-name="T4">FAIL</text:span><text:span text:style-name="T4">: <text:s/></text:span><text:span text:style-name="T4">72</text:span></text:p>
            <text:p text:style-name="P1"><text:span text:style-name="T1"># </text:span><text:span text:style-name="T1">XPAS</text:span><text:span text:style-name="T1">S: 0</text:span></text:p>
            <text:p text:style-name="P1"><text:span text:style-name="T4"># </text:span><text:span text:style-name="T4">ERRO</text:span><text:span text:style-name="T4">R: </text:span><text:span text:style-name="T4">23</text:span></text:p>
          </draw:text-box>
        </draw:frame>
        <draw:frame draw:style-name="gr1" draw:text-style-name="P2" draw:layer="layout" svg:width="3.556cm" svg:height="4.553cm" svg:x="6.08cm" svg:y="3.559cm">
          <draw:text-box>
            <text:p text:style-name="P1"><text:span text:style-name="T1">Gnulib</text:span></text:p>
            <text:p text:style-name="P1"><text:span text:style-name="T1">============</text:span></text:p>
            <text:p text:style-name="P1"><text:span text:style-name="T1"># TOTAL: 318</text:span></text:p>
            <text:p text:style-name="P1"><text:span text:style-name="T2"># PASS: <text:s/>201</text:span></text:p>
            <text:p text:style-name="P1"><text:span text:style-name="T3"># SKIP: <text:s/>37</text:span></text:p>
            <text:p text:style-name="P1"><text:span text:style-name="T1"># XFAIL: 0</text:span></text:p>
            <text:p text:style-name="P1"><text:span text:style-name="T4"># FAIL: <text:s/>80</text:span></text:p>
            <text:p text:style-name="P1"><text:span text:style-name="T1"># XPASS: 0</text:span></text:p>
            <text:p text:style-name="P1"><text:span text:style-name="T4"># ERROR: 0</text:span></text:p>
          </draw:text-box>
        </draw:frame>
        <draw:frame draw:style-name="gr1" draw:text-style-name="P2" draw:layer="layout" svg:width="3.556cm" svg:height="4.553cm" svg:x="11.16cm" svg:y="3.54cm">
          <draw:text-box>
            <text:p text:style-name="P1"><text:span text:style-name="T1">Coreutils</text:span></text:p>
            <text:p text:style-name="P1"><text:span text:style-name="T1">============</text:span></text:p>
            <text:p text:style-name="P1"><text:span text:style-name="T1"># TOTAL: 600</text:span></text:p>
            <text:p text:style-name="P1"><text:span text:style-name="T2"># PASS: <text:s/>493</text:span></text:p>
            <text:p text:style-name="P1"><text:span text:style-name="T3"># SKIP: <text:s/>107</text:span></text:p>
            <text:p text:style-name="P1"><text:span text:style-name="T5"># XFAIL: 0</text:span></text:p>
            <text:p text:style-name="P1"><text:span text:style-name="T5"># FAIL: <text:s/>0</text:span></text:p>
            <text:p text:style-name="P1"><text:span text:style-name="T5"># XPASS: 0</text:span></text:p>
            <text:p text:style-name="P1"><text:span text:style-name="T5"># ERROR: 0</text:span></text:p>
          </draw:text-box>
        </draw:frame>
        <draw:frame draw:style-name="gr1" draw:text-style-name="P2" draw:layer="layout" svg:width="3.556cm" svg:height="4.553cm" svg:x="14.97cm" svg:y="3.559cm">
          <draw:text-box>
            <text:p text:style-name="P1"><text:span text:style-name="T1">Gnulib</text:span></text:p>
            <text:p text:style-name="P1"><text:span text:style-name="T1">===========</text:span><text:span text:style-name="T1">=</text:span></text:p>
            <text:p text:style-name="P1"><text:span text:style-name="T1"># TOTAL: </text:span><text:span text:style-name="T1">322</text:span></text:p>
            <text:p text:style-name="P1"><text:span text:style-name="T2"># PASS: <text:s/></text:span><text:span text:style-name="T2">285</text:span></text:p>
            <text:p text:style-name="P1"><text:span text:style-name="T3"># SKIP: <text:s/>36</text:span></text:p>
            <text:p text:style-name="P1"><text:span text:style-name="T1"># XFAIL: 0</text:span></text:p>
            <text:p text:style-name="P1"><text:span text:style-name="T4"># FAIL: <text:s/>1</text:span></text:p>
            <text:p text:style-name="P1"><text:span text:style-name="T1"># XPASS: 0</text:span></text:p>
            <text:p text:style-name="P1"><text:span text:style-name="T5"># ERROR: 0</text:span></text:p>
          </draw:text-box>
        </draw:frame>
        <draw:frame draw:style-name="gr2" draw:text-style-name="P3" draw:layer="layout" svg:width="3.249cm" svg:height="0.962cm" svg:x="4.355cm" svg:y="2.524cm">
          <draw:text-box>
            <text:p>obfuskiert</text:p>
          </draw:text-box>
        </draw:frame>
        <draw:frame draw:style-name="gr2" draw:text-style-name="P3" draw:layer="layout" svg:width="4.765cm" svg:height="0.962cm" svg:x="12.557cm" svg:y="2.578cm">
          <draw:text-box>
            <text:p>nicht obfuskie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4T13:58:01.765001525</meta:creation-date>
    <dc:date>2021-07-14T14:19:41.243691657</dc:date>
    <meta:editing-duration>PT21M39S</meta:editing-duration>
    <meta:editing-cycles>2</meta:editing-cycles>
    <meta:generator>LibreOffice/6.0.7.3$Linux_X86_64 LibreOffice_project/00m0$Build-3</meta:generator>
    <meta:document-statistic meta:object-count="6"/>
  </office:meta>
</office:document-meta>
</file>